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182238" officeooo:paragraph-rsid="000e231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-Roman" fo:font-size="13pt" fo:font-weight="bold" officeooo:rsid="0019e7db" officeooo:paragraph-rsid="000e2313" style:font-size-asian="13pt" style:font-weight-asian="bold" style:font-size-complex="13pt" style:font-weight-complex="bold"/>
    </style:style>
    <style:style style:name="P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6" style:family="paragraph" style:parent-style-name="Standard">
      <style:paragraph-properties fo:line-height="100%" fo:text-align="center" style:justify-single-word="false"/>
      <style:text-properties style:font-name="Courier New" fo:font-size="10pt" fo:font-weight="normal" officeooo:rsid="00182238" officeooo:paragraph-rsid="000e2313" style:font-size-asian="8.75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style="italic" fo:font-weight="bold" officeooo:rsid="0018ae72" officeooo:paragraph-rsid="000e2313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801cm" fo:margin-right="0.801cm" fo:line-height="100%" fo:text-align="justify" style:justify-single-word="false" fo:text-indent="-0.801cm" style:auto-text-indent="false" style:page-number="auto" fo:background-color="transparent"/>
      <style:text-properties style:font-name="Times New 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801cm" fo:margin-right="0cm" fo:line-height="150%" fo:text-align="justify" style:justify-single-word="false" fo:text-indent="-0.801cm" style:auto-text-indent="false" style:page-number="auto" fo:background-color="transparent"/>
      <style:text-properties style:font-name="Times New Roman" fo:font-size="12pt" fo:font-weight="normal" officeooo:rsid="0018ae72" officeooo:paragraph-rsid="000e2313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style:font-name="Times-Roman" fo:font-size="13pt" fo:font-style="italic" officeooo:rsid="003f0553" officeooo:paragraph-rsid="000e2313" style:font-size-asian="11.3500003814697pt" style:font-style-asian="italic" style:font-size-complex="13pt" style:font-style-complex="italic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3pt" fo:language="pt" fo:country="BR" fo:font-style="normal" fo:font-weight="bold" officeooo:rsid="001076bb" officeooo:paragraph-rsid="000e2313" style:font-size-asian="11.3500003814697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bold" officeooo:rsid="00352bc2" officeooo:paragraph-rsid="000e2313" style:font-style-asian="normal" style:font-weight-asian="bold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style:text-position="0% 100%" style:font-name="Times-Roman" fo:font-size="13pt" fo:language="pt" fo:country="BR" fo:font-style="normal" fo:font-weight="bold" officeooo:rsid="001076bb" officeooo:paragraph-rsid="000e2313" style:font-size-asian="11.3500003814697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paragraph-rsid="0012e487"/>
    </style:style>
    <style:style style:name="P19" style:family="paragraph" style:parent-style-name="Standard" style:master-page-name="">
      <style:paragraph-properties fo:line-height="150%" fo:text-align="center" style:justify-single-word="false" style:page-number="auto"/>
      <style:text-properties style:text-position="0% 100%" style:font-name="Times-Roman" fo:font-size="16pt" fo:language="pt" fo:country="BR" fo:font-style="normal" fo:font-weight="bold" officeooo:rsid="00182238" officeooo:paragraph-rsid="000e2313" style:font-size-asian="14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weight="normal" officeooo:rsid="0014b85d" officeooo:paragraph-rsid="0014b85d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137132" officeooo:paragraph-rsid="00137132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14b85d" officeooo:paragraph-rsid="0014b85d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602a6" officeooo:paragraph-rsid="001602a6" style:font-style-asian="normal" style:font-weight-asian="bold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7eed7" officeooo:paragraph-rsid="0017eed7" style:font-style-asian="normal" style:font-weight-asian="bold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92197" officeooo:paragraph-rsid="00192197" style:font-style-asian="normal" style:font-weight-asian="bold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fo:font-weight="bold" officeooo:rsid="00137132" officeooo:paragraph-rsid="00137132" style:font-weight-asian="bold" style:font-weight-complex="bold"/>
    </style:style>
    <style:style style:name="P27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rsid="000fd3ef" officeooo:paragraph-rsid="001076bb"/>
    </style:style>
    <style:style style:name="P28" style:family="paragraph" style:parent-style-name="Standard" style:list-style-name="L1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29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12e487" officeooo:paragraph-rsid="0012e487"/>
    </style:style>
    <style:style style:name="P30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2e487" officeooo:paragraph-rsid="0012e48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37132" officeooo:paragraph-rsid="00137132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56960" officeooo:paragraph-rsid="00156960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a24be" officeooo:paragraph-rsid="001a24b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56960" officeooo:paragraph-rsid="00156960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italic" fo:font-weight="normal" officeooo:rsid="0014b85d" officeooo:paragraph-rsid="0014b85d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4a2e1d"/>
    </style:style>
    <style:style style:name="T2" style:family="text">
      <style:text-properties style:font-name="Times-Roman" fo:font-style="italic" officeooo:rsid="00222799" style:font-style-asian="italic" style:font-style-complex="italic"/>
    </style:style>
    <style:style style:name="T3" style:family="text">
      <style:text-properties style:font-name="Times-Roman" fo:language="en" fo:country="US" fo:font-style="italic" fo:font-weight="normal" officeooo:rsid="0023a7da" style:font-style-asian="italic" style:font-weight-asian="normal" style:font-style-complex="italic" style:font-weight-complex="normal"/>
    </style:style>
    <style:style style:name="T4" style:family="text">
      <style:text-properties style:font-name="Times-Roman" fo:language="en" fo:country="US" fo:font-style="italic" fo:font-weight="normal" officeooo:rsid="000e2313" style:font-style-asian="italic" style:font-weight-asian="normal" style:font-style-complex="italic" style:font-weight-complex="normal"/>
    </style:style>
    <style:style style:name="T5" style:family="text">
      <style:text-properties style:font-name="Times-Roman" fo:language="en" fo:country="US" fo:font-style="italic" fo:font-weight="normal" officeooo:rsid="000e8290" style:font-style-asian="italic" style:font-weight-asian="normal" style:font-style-complex="italic" style:font-weight-complex="normal"/>
    </style:style>
    <style:style style:name="T6" style:family="text">
      <style:text-properties style:font-name="Times-Roman" fo:language="en" fo:country="US" fo:font-style="italic" fo:font-weight="normal" officeooo:rsid="001144fb" style:font-style-asian="italic" style:font-weight-asian="normal" style:font-style-complex="italic" style:font-weight-complex="normal"/>
    </style:style>
    <style:style style:name="T7" style:family="text">
      <style:text-properties style:font-name="Times-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-Roman" fo:font-size="12pt" fo:font-style="normal" fo:font-weight="normal" officeooo:rsid="0012e487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-Roman" fo:font-size="12pt" fo:font-style="normal" fo:font-weight="normal" officeooo:rsid="0013713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-Roman" fo:font-size="12pt" fo:font-style="normal" style:font-size-asian="10.5pt" style:font-style-asian="normal" style:font-size-complex="12pt" style:font-style-complex="normal"/>
    </style:style>
    <style:style style:name="T11" style:family="text">
      <style:text-properties style:font-name="Times-Roman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Times-Roman" fo:font-size="12pt" fo:font-weight="normal" officeooo:rsid="0012e487" style:font-size-asian="10.5pt" style:font-weight-asian="normal" style:font-size-complex="12pt" style:font-weight-complex="normal"/>
    </style:style>
    <style:style style:name="T13" style:family="text">
      <style:text-properties style:font-name="Times-Roman" fo:font-size="12pt" fo:font-weight="normal" officeooo:rsid="0017eed7" style:font-size-asian="10.5pt" style:font-weight-asian="normal" style:font-size-complex="12pt" style:font-weight-complex="normal"/>
    </style:style>
    <style:style style:name="T14" style:family="text">
      <style:text-properties style:font-name="Times-Roman" fo:font-size="12pt" fo:font-weight="normal" officeooo:rsid="00192197" style:font-size-asian="10.5pt" style:font-weight-asian="normal" style:font-size-complex="12pt" style:font-weight-complex="normal"/>
    </style:style>
    <style:style style:name="T15" style:family="text">
      <style:text-properties style:font-name="Times-Roman" fo:font-size="12pt" fo:font-weight="normal" officeooo:rsid="001a24be" style:font-size-asian="10.5pt" style:font-weight-asian="normal" style:font-size-complex="12pt" style:font-weight-complex="normal"/>
    </style:style>
    <style:style style:name="T16" style:family="text">
      <style:text-properties style:font-name="Times-Roman" fo:font-size="12pt" fo:font-style="italic" style:font-size-asian="10.5pt" style:font-style-asian="italic" style:font-size-complex="12pt" style:font-style-complex="italic"/>
    </style:style>
    <style:style style:name="T17" style:family="text">
      <style:text-properties style:font-name="Times-Roman" fo:font-size="12pt" fo:font-style="italic" officeooo:rsid="00156960" style:font-size-asian="10.5pt" style:font-style-asian="italic" style:font-size-complex="12pt" style:font-style-complex="italic"/>
    </style:style>
    <style:style style:name="T18" style:family="text">
      <style:text-properties style:font-name="Times-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Times-Roman" fo:font-size="12pt" style:font-size-asian="10.5pt" style:font-size-complex="12pt"/>
    </style:style>
    <style:style style:name="T20" style:family="text">
      <style:text-properties style:font-name="Times-Roman" fo:font-size="12pt" officeooo:rsid="0014b85d" style:font-size-asian="10.5pt" style:font-size-complex="12pt"/>
    </style:style>
    <style:style style:name="T21" style:family="text">
      <style:text-properties style:font-name="Times-Roman" fo:font-size="12pt" officeooo:rsid="00156960" style:font-size-asian="10.5pt" style:font-size-complex="1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19e7db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0e8290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0fd3ef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1af597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1076bb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137132" style:font-size-asian="10.5pt" style:font-weight-asian="normal" style:font-size-complex="12pt" style:font-weight-complex="normal"/>
    </style:style>
    <style:style style:name="T30" style:family="text">
      <style:text-properties fo:font-size="12pt" fo:font-style="italic" fo:font-weight="normal" officeooo:rsid="000e8290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weight="bold" officeooo:rsid="000e8290" style:font-size-asian="10.5pt" style:font-weight-asian="bold" style:font-size-complex="12pt" style:font-weight-complex="bold"/>
    </style:style>
    <style:style style:name="T32" style:family="text">
      <style:text-properties fo:font-size="12pt" fo:font-weight="bold" officeooo:rsid="000fd3ef" style:font-size-asian="10.5pt" style:font-weight-asian="bold" style:font-size-complex="12pt" style:font-weight-complex="bold"/>
    </style:style>
    <style:style style:name="T33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language="pt" fo:country="BR" fo:font-style="italic" fo:font-weight="normal" officeooo:rsid="000e2313" style:font-style-asian="italic" style:font-weight-asian="normal" style:font-style-complex="italic" style:font-weight-complex="normal"/>
    </style:style>
    <style:style style:name="T35" style:family="text">
      <style:text-properties fo:language="pt" fo:country="BR" fo:font-style="italic" fo:font-weight="normal" officeooo:rsid="000e8290" style:font-style-asian="italic" style:font-weight-asian="normal" style:font-style-complex="italic" style:font-weight-complex="normal"/>
    </style:style>
    <style:style style:name="T36" style:family="text">
      <style:text-properties fo:language="pt" fo:country="BR" fo:font-style="italic" fo:font-weight="normal" officeooo:rsid="001144fb" style:font-style-asian="italic" style:font-weight-asian="normal" style:font-style-complex="italic" style:font-weight-complex="normal"/>
    </style:style>
    <style:style style:name="T37" style:family="text">
      <style:text-properties style:text-position="0% 100%" fo:language="en" fo:country="US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style:text-position="0% 100%" fo:language="pt" fo:country="BR" fo:font-style="normal" fo:font-weight="bold" officeooo:rsid="001076bb" style:font-style-asian="normal" style:font-weight-asian="bold" style:font-style-complex="normal" style:font-weight-complex="bold"/>
    </style:style>
    <style:style style:name="T39" style:family="text">
      <style:text-properties officeooo:rsid="000e2313"/>
    </style:style>
    <style:style style:name="T40" style:family="text">
      <style:text-properties officeooo:rsid="001076bb"/>
    </style:style>
    <style:style style:name="T41" style:family="text">
      <style:text-properties fo:font-size="13pt" style:font-size-asian="11.3500003814697pt" style:font-size-complex="13pt"/>
    </style:style>
    <style:style style:name="T42" style:family="text">
      <style:text-properties fo:font-size="13pt" officeooo:rsid="001076bb" style:font-size-asian="11.3500003814697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rabalho Prático <text:span text:style-name="T39">2</text:span>: <text:span text:style-name="T39">Biblioteca Digital</text:span> <text:span text:style-name="T39">de</text:span> Arendelle</text:p>
      <text:p text:style-name="P1">Victor Hugo Silva Moura</text:p>
      <text:p text:style-name="P2">Universidade Federal de Minas Gerais (UFMG)</text:p>
      <text:p text:style-name="P3">Belo Horizonte – MG – Bra<text:span text:style-name="T1">s</text:span>il</text:p>
      <text:p text:style-name="P6">victorhugosmoura@gmail.com</text:p>
      <text:p text:style-name="P6"/>
      <text:p text:style-name="P9"><text:tab/><text:span text:style-name="T2">Abstract. </text:span><text:span text:style-name="T3">The following text describes the “</text:span><text:span text:style-name="T4">Arendelle’s Digital Library</text:span><text:span text:style-name="T3">” problem and </text:span><text:span text:style-name="T4">its solution usin</text:span><text:span text:style-name="T5">g</text:span><text:span text:style-name="T4"> different implementation</text:span><text:span text:style-name="T5">s</text:span><text:span text:style-name="T4"> of </text:span><text:span text:style-name="T6">the </text:span><text:span text:style-name="T4">QuickSort algorithm</text:span><text:span text:style-name="T3">. </text:span><text:span text:style-name="T4">For each implementation, a series of </text:span><text:span text:style-name="T6">tests</text:span><text:span text:style-name="T4"> </text:span><text:span text:style-name="T6">were conducted</text:span><text:span text:style-name="T5"> in order </text:span><text:span text:style-name="T6">to analyze and</text:span><text:span text:style-name="T5"> compare their respective performances</text:span><text:span text:style-name="T3">.</text:span></text:p>
      <text:p text:style-name="P7"><text:tab/></text:p>
      <text:p text:style-name="P8"><text:span text:style-name="T22"><text:tab/>Resumo.</text:span> <text:span text:style-name="T33">O texto a seguir descreve o problema “</text:span><text:span text:style-name="T34">Biblioteca Digital de Arendelle</text:span><text:span text:style-name="T33">” e </text:span><text:span text:style-name="T34">sua resolução </text:span><text:span text:style-name="T35">usando</text:span><text:span text:style-name="T34"> d</text:span><text:span text:style-name="T35">iferentes</text:span><text:span text:style-name="T34"> implemen</text:span><text:span text:style-name="T36">t</text:span><text:span text:style-name="T34">ações do algoritmo QuickSort</text:span><text:span text:style-name="T33">. </text:span><text:span text:style-name="T34">Para cada implementação </text:span><text:span text:style-name="T33">é </text:span><text:span text:style-name="T34">feita uma série de </text:span><text:span text:style-name="T36">testes a fim de </text:span><text:span text:style-name="T34">an</text:span><text:span text:style-name="T36">a</text:span><text:span text:style-name="T34">lis</text:span><text:span text:style-name="T36">ar</text:span><text:span text:style-name="T34"> </text:span><text:span text:style-name="T36">e </text:span><text:span text:style-name="T34">comparar suas respectivas performances</text:span><text:span text:style-name="T33">.</text:span></text:p>
      <text:p text:style-name="P10"/>
      <text:p text:style-name="P4">1. Introdução</text:p>
      <text:p text:style-name="P5"><text:span text:style-name="T24">O problema </text:span><text:span text:style-name="T30">Biblioteca Digital de Arendelle</text:span><text:span text:style-name="T24"> consiste em </text:span><text:span text:style-name="T25">ordenar o acervo de livros e pergaminhos que o reino de Arendelle possui em suas bibliotecas físicas</text:span><text:span text:style-name="T24">. </text:span><text:span text:style-name="T25">Por simplificação, cada item do acervo é considerado como um número inteiro </text:span><text:span text:style-name="T26">e, deste modo</text:span><text:span text:style-name="T25">, o real problema é ordenar um array de inteiros. Para realizar essa ordenação existem 7 algoritmos candidatos que devem ser comparados a fim de descobrir qual é a eficiência deles para a resolução desse problema. Os algoritmos candidatos são variações do algoritmo QuickSort, sendo eles:</text:span></text:p>
      <text:list xml:id="list3742906311" text:style-name="L1">
        <text:list-item>
          <text:p text:style-name="P28"><text:span text:style-name="T31">Quicksort cl</text:span><text:span text:style-name="T32">á</text:span><text:span text:style-name="T31">ssico </text:span><text:span text:style-name="T25">- Sele</text:span><text:span text:style-name="T26">çã</text:span><text:span text:style-name="T25">o de piv</text:span><text:span text:style-name="T26">ô</text:span><text:span text:style-name="T25"> usando o elemento central.</text:span></text:p>
        </text:list-item>
        <text:list-item>
          <text:p text:style-name="P28"><text:span text:style-name="T31">Quicksort mediana de t</text:span><text:span text:style-name="T32">rê</text:span><text:span text:style-name="T31">s</text:span><text:span text:style-name="T25"> - Sele</text:span><text:span text:style-name="T26">çã</text:span><text:span text:style-name="T25">o do piv</text:span><text:span text:style-name="T26">ô</text:span><text:span text:style-name="T25"> usando a “mediana de tr</text:span><text:span text:style-name="T26">ê</text:span><text:span text:style-name="T25">s” elementos, em que o piv</text:span><text:span text:style-name="T26">ô é</text:span><text:span text:style-name="T25"> escolhido usando a mediana entre a chave mais </text:span><text:span text:style-name="T26">à</text:span><text:span text:style-name="T25"> esquerda, a chave mais </text:span><text:span text:style-name="T26">à</text:span><text:span text:style-name="T25"> direita e a chave central (como no algoritmo cl</text:span><text:span text:style-name="T26">á</text:span><text:span text:style-name="T25">ssico).</text:span></text:p>
        </text:list-item>
        <text:list-item>
          <text:p text:style-name="P28"><text:span text:style-name="T31">Quicksort primeiro elemento </text:span><text:span text:style-name="T25">- Sele</text:span><text:span text:style-name="T26">çã</text:span><text:span text:style-name="T25">o do piv</text:span><text:span text:style-name="T26">ô</text:span><text:span text:style-name="T25"> como sendo o primeiro elemento do subconjunto.</text:span></text:p>
        </text:list-item>
        <text:list-item>
          <text:p text:style-name="P28"><text:span text:style-name="T31">Quicksort inser</text:span><text:span text:style-name="T32">çã</text:span><text:span text:style-name="T31">o 1%</text:span><text:span text:style-name="T25"> - O processo de parti</text:span><text:span text:style-name="T26">çã</text:span><text:span text:style-name="T25">o </text:span><text:span text:style-name="T26">é</text:span><text:span text:style-name="T25"> interrompido quando o subvetor tiver menos de k = 1% chaves. A parti</text:span><text:span text:style-name="T26">çã</text:span><text:span text:style-name="T25">o ent</text:span><text:span text:style-name="T26">ã</text:span><text:span text:style-name="T25">o deve ser ordenada usando uma implementa</text:span><text:span text:style-name="T26">çã</text:span><text:span text:style-name="T25">o especial do algoritmo de ordena</text:span><text:span text:style-name="T26">çã</text:span><text:span text:style-name="T25">o por inser</text:span><text:span text:style-name="T26">çã</text:span><text:span text:style-name="T25">o, preparada para ordenar um subvetor. Sele</text:span><text:span text:style-name="T26">çã</text:span><text:span text:style-name="T25">o de piv</text:span><text:span text:style-name="T26">ô </text:span><text:span text:style-name="T25">usando a “mediana de tr</text:span><text:span text:style-name="T26">ê</text:span><text:span text:style-name="T25">s” elementos, descrita acima.</text:span></text:p>
        </text:list-item>
        <text:list-item>
          <text:p text:style-name="P28"><text:span text:style-name="T31">Quicksort inser</text:span><text:span text:style-name="T32">çã</text:span><text:span text:style-name="T31">o 5% </text:span><text:span text:style-name="T25">- Mesmo que o anterior, com k = 5%.</text:span></text:p>
        </text:list-item>
        <text:list-item>
          <text:p text:style-name="P28"><text:span text:style-name="T31">Quicksort inser</text:span><text:span text:style-name="T32">çã</text:span><text:span text:style-name="T31">o 10%</text:span><text:span text:style-name="T25"> - Mesmo que o anterior, com k = 10%.</text:span></text:p>
        </text:list-item>
        <text:list-item>
          <text:p text:style-name="P28"><text:span text:style-name="T31">Quicksort n</text:span><text:span text:style-name="T32">ã</text:span><text:span text:style-name="T31">o recursivo </text:span><text:span text:style-name="T25">- Implementa</text:span><text:span text:style-name="T26">çã</text:span><text:span text:style-name="T25">o que n</text:span><text:span text:style-name="T26">ã</text:span><text:span text:style-name="T25">o usa recursividade. Utiliza pilha para simular as chamadas de fun</text:span><text:span text:style-name="T26">çã</text:span><text:span text:style-name="T25">o recursivas e identificar os intervalos a serem ordenados a cada momento. A sele</text:span><text:span text:style-name="T26">çã</text:span><text:span text:style-name="T25">o do piv</text:span><text:span text:style-name="T26">ô</text:span><text:span text:style-name="T25"> deve ser feita assim como no Quicksort cl</text:span><text:span text:style-name="T26">á</text:span><text:span text:style-name="T25">ssico.</text:span></text:p>
        </text:list-item>
      </text:list>
      <text:p text:style-name="P27"><text:span text:style-name="T27">P</text:span><text:span text:style-name="T23">ara cada algoritmo </text:span><text:span text:style-name="T28">são feitos testes com diferentes tipos de arrays de entrada (ordenado crescente, ordenado decrescente e aleatório) e diferentes tamanhos de array <text:s/>com intuito de obter aproximadamente o tempo de execução, número de comparações entre chaves e número de movimentações de registro médios (mediana no caso do </text:span><text:soft-page-break/><text:span text:style-name="T28">tempo de execução).</text:span><text:span text:style-name="T23"> </text:span><text:span text:style-name="T28">Posteriormente </text:span><text:span text:style-name="T23">deve ser </text:span><text:span text:style-name="T28">feita</text:span><text:span text:style-name="T23"> uma análise d</text:span><text:span text:style-name="T28">os três parâmetros citados anteriormente. </text:span><text:span text:style-name="T29">A linguagem utilizada na solução desse problema foi a linguagem C.</text:span></text:p>
      <text:p text:style-name="P11"/>
      <text:p text:style-name="P12">2. Implementação</text:p>
      <text:p text:style-name="P18"><text:span text:style-name="T12">A </text:span><text:span text:style-name="T8">implementação desse problema se deu em duas etapas distintas, sendo elas:</text:span></text:p>
      <text:list xml:id="list2096311531" text:style-name="L2">
        <text:list-item>
          <text:p text:style-name="P29"><text:span text:style-name="T7">Identificar os parâmetros passados para o programa (tipo de QuickSort, tamanho e organização do</text:span><text:span text:style-name="T9">s</text:span><text:span text:style-name="T7"> array</text:span><text:span text:style-name="T9">s</text:span><text:span text:style-name="T7">, impressão dos arrays) </text:span><text:span text:style-name="T9">e organizar os dados seguindo esses parâmetros</text:span><text:span text:style-name="T7">;</text:span></text:p>
        </text:list-item>
        <text:list-item>
          <text:p text:style-name="P30">Montar e executar o tipo certo de QuickSort de acordo com a entrada do programa.</text:p>
        </text:list-item>
      </text:list>
      <text:p text:style-name="P32">Sendo assim, vamos dividir essa seção em duas partes para abordar cada etapa individualmente.</text:p>
      <text:p text:style-name="P31">2.1. Identificação dos parâmetros</text:p>
      <text:p text:style-name="P33">Os parâmetros para o programa são passados na forma de argumentos no seguinte formato:</text:p>
      <text:p text:style-name="P26"><text:span text:style-name="T10">.</text:span><text:span text:style-name="T18">/nomedoprograma &lt;variação&gt; &lt;tipo&gt; &lt;tamanho&gt; [-p]</text:span></text:p>
      <text:p text:style-name="P21"><text:span text:style-name="T19">onde </text:span><text:span text:style-name="T16">variação, tipo </text:span><text:span text:style-name="T19">e</text:span><text:span text:style-name="T16"> tamanho </text:span><text:span text:style-name="T19">são o tipo de QuickSort a ser executado, o tipo de ordenação dos arrays e o tamanho do arrays, respectivamente. O parâmetro -p, quando presente, indica que é necessário imprimir os arrays originais utilizados </text:span><text:span text:style-name="T20">na ordenação.</text:span></text:p>
      <text:p text:style-name="P20"><text:span text:style-name="T10">A linguagem C fornece uma forma simples de lidar com argumentos. Por meio da passagem de dois parâmetros para a função main, é possível saber a quantidade de argumentos e seus valores. Esses parâmetros são o </text:span><text:span text:style-name="T16">argc</text:span><text:span text:style-name="T10"> e o </text:span><text:span text:style-name="T16">argv</text:span><text:span text:style-name="T10">, sendo o primeiro um valor inteiro que guarda a quantidade de argumentos e o segundo um array de strings contendo o valor dos argumentos. Dessa forma, a declaração do main fica no seguinte formato:</text:span></text:p>
      <text:p text:style-name="P37">int main(int argc, char *argv[]) { … }</text:p>
      <text:p text:style-name="P22"><text:span text:style-name="T19">Após o recebimento dos argumentos/parâmetros, a variação e o tamanho dos arrays são passados para uma função responsável por gerar os arrays de teste. </text:span><text:span text:style-name="T21">Os arrays de ordem aleatória utilizam um função que gera números aleatórios (</text:span><text:span text:style-name="T17">rand()</text:span><text:span text:style-name="T21"> da biblioteca stdlib.h) enquanto que os arrays ordenados em ordem crescente e decrescente vão de 1 a n e de n a 1, respectivamente, sendo n o tamanho dos arrays.</text:span></text:p>
      <text:p text:style-name="P34">Imediatamente após gerar os arrays, é conferido se o parâmetro -p estava presente na entrada. Se sim, é feita uma cópia dos arrays originais de forma a garantir que a ordem original de cada um deles não seja perdida. Por fim, é feita uma chamada para a função QuickSort indicando o tipo de ordenação que foi passado. Esta função, que será abordada na próxima seção, é responsável por identificar e aplicar o tipo certo de ordenação para os arrays.</text:p>
      <text:p text:style-name="P36">2.2. QuickSort</text:p>
      <text:p text:style-name="P23"><text:span text:style-name="T11">Inicialmente cada variação de QuickSort foi tratada de forma individual, sendo criado um conjunto específico de funções para cada uma delas. Porém, </text:span><text:span text:style-name="T13">após desenvolver e testar cada variação, o objetivo se tornou reduzir a quantidade de código repetido por </text:span><text:soft-page-break/><text:span text:style-name="T13">meio da junção de algumas funções. Com esse processo, as variações de QuickSort foram divididas em três grupos principais: QuickSort Padrão, QuickSort com Inserção e QuickSort Não Recursivo. O primeiro grupo é composto pelas variações QuickSort Clássico, Mediana de Três e Primeiro Elemento, cuja variação se dá apenas pela escolha do pivô. O segundo grupo é composto por QuickSort Inserção 1%, 5% e 10%, cuja variação se dá apenas pela quantidade de elementos necessários para a chamada do método de ordenação por inserção. O último grupo é composto apenas pela variação QuickSort Não Recursivo, pois essa é a única variação que não utiliza recursão.</text:span></text:p>
      <text:p text:style-name="P24"><text:span text:style-name="T11">Para cada um dos dois primeiros conjuntos foi desenvolvida uma função Sort que coordena a escolha de pivô e as chamadas recursivas (além da chamada para o método de inserção, no caso do segundo grupo). O método de partição é único no código, ou seja, todas as variações de QuickSort utilizam ele, e a diferenciação entre os formas de escolha de pivô é indicada por um parâmetro passado para a função. </text:span><text:span text:style-name="T14">Uma estrutura de dados Pilha é utilizada na função de QuickSort Não Recursivo para armazenar a ordem das chamadas para a função de partição, guardando os indíces do array para as próximas chamadas.</text:span></text:p>
      <text:p text:style-name="P25"><text:span text:style-name="T11">As funções Sort dos grupos QuickSort Padrão e QuickSort com Inserção, e a função de QuickSort não recursivo são coordenadas por uma função geral chamada QuickSort (mencionada no final da seção anterior). Essa função, que recebe um array e sua variação, determina qual função de ordenação será chamada e quais parâmetros serão passados para a função. Por exemplo: para a variação QuickSort Clássico, o QuickSort chama a função Sort do grupo QuickSort Padrão passando como parâmetro de </text:span><text:span text:style-name="T15">escolha de pivô o número 0, que indica que o pivô escolhido será o elemento central. Para um QuickSort Mediana de Três, a chamada seria a mesma, com exceção do parâmetro de escolha de pivô que agora seria o número 2, indicando uma escolha de pivô por mediana de três. Para o grupo de QuickSort com Inserção, é passado o número de elementos a partir do qual o método de inserção deve ser chamado.</text:span></text:p>
      <text:p text:style-name="P35">As funções de inserção e partição possuem um contador de trocas de elementos do vetor e de comparações entre elementos do vetor que são retornadas a cada chamada. Isso possibilita a contagem desses parâmetros, que será necessária na seção de Análise Experimental (seção 4).</text:p>
      <text:p text:style-name="P11"/>
      <text:p text:style-name="P15"><text:span text:style-name="T41">3. </text:span><text:span text:style-name="T42">Instruções de Compilação e Execução</text:span></text:p>
      <text:p text:style-name="P14"/>
      <text:p text:style-name="P13"><text:span text:style-name="T37">4. </text:span><text:span text:style-name="T38">Análise Experimental</text:span></text:p>
      <text:p text:style-name="P17"/>
      <text:p text:style-name="P16">5. <text:span text:style-name="T40">Conclusão</text:span></text:p>
      <text:p text:style-name="P16"/>
      <text:p text:style-name="P16"><text:span text:style-name="T40">6</text:span>. Referên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1:03.703303840</meta:creation-date>
    <dc:date>2019-06-01T18:58:07.455499390</dc:date>
    <meta:editing-duration>PT19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40" meta:word-count="1268" meta:character-count="7764" meta:non-whitespace-character-count="6538"/>
  </office:meta>
</office:document-meta>
</file>